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cm" svg:x="5.5cm" svg:y="2cm">
          <text:p text:style-name="P1">Initialisi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cm" svg:height="3cm" svg:x="8cm" svg:y="9cm">
          <text:p text:style-name="P1">Inferen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cm" svg:height="3cm" svg:x="18cm" svg:y="9cm">
          <text:p text:style-name="P1">Konflik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cm" svg:y1="8cm" svg:x2="6cm" svg:y2="5cm">
          <text:p/>
        </draw:line>
        <draw:line draw:style-name="gr2" draw:text-style-name="P1" draw:layer="layout" svg:x1="10cm" svg:y1="5cm" svg:x2="10cm" svg:y2="8cm">
          <text:p/>
        </draw:line>
        <draw:custom-shape draw:style-name="gr1" draw:text-style-name="P1" draw:layer="layout" svg:width="8.5cm" svg:height="3cm" svg:x="13.5cm" svg:y="15.5cm">
          <text:p text:style-name="P1">Rücksp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5cm" svg:y1="17cm" svg:x2="10.5cm" svg:y2="17cm">
          <text:p/>
        </draw:line>
        <draw:line draw:style-name="gr2" draw:text-style-name="P1" draw:layer="layout" svg:x1="21.5cm" svg:y1="12cm" svg:x2="21.5cm" svg:y2="15.5cm">
          <text:p/>
        </draw:line>
        <draw:line draw:style-name="gr2" draw:text-style-name="P1" draw:layer="layout" svg:x1="15cm" svg:y1="10.5cm" svg:x2="18cm" svg:y2="10.5cm">
          <text:p/>
        </draw:line>
        <draw:frame draw:style-name="gr3" draw:layer="layout" svg:width="4.371cm" svg:height="1.711cm" svg:x="1.629cm" svg:y="5.789cm">
          <draw:text-box>
            <text:p>Initalisierungs</text:p>
            <text:p text:style-name="P2">Paket</text:p>
          </draw:text-box>
        </draw:frame>
        <draw:frame draw:style-name="gr4" draw:layer="layout" svg:width="2.581cm" svg:height="0.962cm" svg:x="15cm" svg:y="9.538cm">
          <draw:text-box>
            <text:p>Konflikt</text:p>
          </draw:text-box>
        </draw:frame>
        <draw:custom-shape draw:style-name="gr1" draw:text-style-name="P1" draw:id="id2" draw:layer="layout" svg:width="4.5cm" svg:height="3cm" svg:x="6cm" svg:y="15.5cm">
          <text:p text:style-name="P1">War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cm" svg:y1="12cm" svg:x2="9.5cm" svg:y2="15.5cm">
          <text:p/>
        </draw:line>
        <draw:line draw:style-name="gr2" draw:text-style-name="P1" draw:layer="layout" svg:x1="8.5cm" svg:y1="15.5cm" svg:x2="8.5cm" svg:y2="12cm">
          <text:p/>
        </draw:line>
        <draw:frame draw:style-name="gr4" draw:layer="layout" svg:width="2.157cm" svg:height="1.673cm" svg:x="9.5cm" svg:y="13cm">
          <draw:text-box>
            <text:p>Keine</text:p>
            <text:p>Arbeit</text:p>
          </draw:text-box>
        </draw:frame>
        <draw:frame draw:style-name="gr4" draw:text-style-name="P2" draw:layer="layout" svg:width="4.655cm" svg:height="1.673cm" svg:x="3.845cm" svg:y="13cm">
          <draw:text-box>
            <text:p text:style-name="P2">Entscheidungs</text:p>
            <text:p text:style-name="P2">Paket</text:p>
          </draw:text-box>
        </draw:frame>
        <draw:frame draw:style-name="gr4" draw:text-style-name="P3" draw:layer="layout" svg:width="3.88cm" svg:height="1.673cm" svg:x="21.5cm" svg:y="12.827cm">
          <draw:text-box>
            <text:p text:style-name="P3">Rücksprung</text:p>
            <text:p text:style-name="P3">Paket</text:p>
          </draw:text-box>
        </draw:frame>
        <draw:custom-shape draw:style-name="gr5" draw:text-style-name="P1" draw:id="id4" draw:layer="layout" svg:width="23cm" svg:height="11.5cm" svg:x="3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" draw:layer="layout" svg:width="1cm" svg:height="1cm" svg:x="3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17cm" svg:x2="6cm" svg:y2="17cm" draw:start-shape="id1" draw:start-glue-point="10" draw:end-shape="id2" draw:end-glue-point="3" svg:d="m4500 17000h1500">
          <text:p/>
        </draw:connector>
        <draw:custom-shape draw:style-name="gr5" draw:text-style-name="P1" draw:id="id3" draw:layer="layout" svg:width="1.5cm" svg:height="1.5cm" svg:x="13.73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48cm" svg:y1="6.385cm" svg:x2="14.5cm" svg:y2="8cm" draw:start-shape="id3" draw:start-glue-point="8" draw:end-shape="id4" draw:end-glue-point="0" svg:d="m14480 6385 20 16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2:34:13</dc:date>
    <dc:creator>Erik Zenker</dc:creator>
    <meta:editing-duration>PT00H04M08S</meta:editing-duration>
    <meta:editing-cycles>2</meta:editing-cycles>
    <meta:generator>OpenOffice.org/3.2$Unix OpenOffice.org_project/320m12$Build-9483</meta:generator>
    <meta:document-statistic meta:object-count="22"/>
  </office:meta>
</office:document-meta>
</file>